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1.6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37815" calcext:value-type="float">
            <text:p>237815</text:p>
          </table:table-cell>
          <table:table-cell office:value-type="string" calcext:value-type="string">
            <text:p>process.ecl.cpp</text:p>
          </table:table-cell>
          <table:table-cell office:value-type="float" office:value="96868" calcext:value-type="float">
            <text:p>96868</text:p>
          </table:table-cell>
          <table:table-cell office:value-type="string" calcext:value-type="string">
            <text:p>process.ecl.cpp</text:p>
          </table:table-cell>
          <table:table-cell table:formula="of:=[.A1]-[.C1]" office:value-type="float" office:value="140947" calcext:value-type="float">
            <text:p>140947</text:p>
          </table:table-cell>
        </table:table-row>
        <table:table-row table:style-name="ro1">
          <table:table-cell office:value-type="float" office:value="225120" calcext:value-type="float">
            <text:p>225120</text:p>
          </table:table-cell>
          <table:table-cell office:value-type="string" calcext:value-type="string">
            <text:p>stepjoin1.ecl.cpp</text:p>
          </table:table-cell>
          <table:table-cell office:value-type="float" office:value="160147" calcext:value-type="float">
            <text:p>160147</text:p>
          </table:table-cell>
          <table:table-cell office:value-type="string" calcext:value-type="string">
            <text:p>stepjoin1.ecl.cpp</text:p>
          </table:table-cell>
          <table:table-cell table:formula="of:=[.A2]-[.C2]" office:value-type="float" office:value="64973" calcext:value-type="float">
            <text:p>64973</text:p>
          </table:table-cell>
        </table:table-row>
        <table:table-row table:style-name="ro1">
          <table:table-cell office:value-type="float" office:value="118468" calcext:value-type="float">
            <text:p>118468</text:p>
          </table:table-cell>
          <table:table-cell office:value-type="string" calcext:value-type="string">
            <text:p>stepjoin3.ecl.cpp</text:p>
          </table:table-cell>
          <table:table-cell office:value-type="float" office:value="80342" calcext:value-type="float">
            <text:p>80342</text:p>
          </table:table-cell>
          <table:table-cell office:value-type="string" calcext:value-type="string">
            <text:p>stepjoin3.ecl.cpp</text:p>
          </table:table-cell>
          <table:table-cell table:formula="of:=[.A3]-[.C3]" office:value-type="float" office:value="38126" calcext:value-type="float">
            <text:p>38126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string" calcext:value-type="string">
            <text:p>looprpn2.ecl.cpp</text:p>
          </table:table-cell>
          <table:table-cell office:value-type="float" office:value="29631" calcext:value-type="float">
            <text:p>29631</text:p>
          </table:table-cell>
          <table:table-cell office:value-type="string" calcext:value-type="string">
            <text:p>looprpn2.ecl.cpp</text:p>
          </table:table-cell>
          <table:table-cell table:formula="of:=[.A4]-[.C4]" office:value-type="float" office:value="17969" calcext:value-type="float">
            <text:p>17969</text:p>
          </table:table-cell>
        </table:table-row>
        <table:table-row table:style-name="ro1">
          <table:table-cell office:value-type="float" office:value="43464" calcext:value-type="float">
            <text:p>43464</text:p>
          </table:table-cell>
          <table:table-cell office:value-type="string" calcext:value-type="string">
            <text:p>betweenjoin.ecl.cpp</text:p>
          </table:table-cell>
          <table:table-cell office:value-type="float" office:value="28878" calcext:value-type="float">
            <text:p>28878</text:p>
          </table:table-cell>
          <table:table-cell office:value-type="string" calcext:value-type="string">
            <text:p>betweenjoin.ecl.cpp</text:p>
          </table:table-cell>
          <table:table-cell table:formula="of:=[.A5]-[.C5]" office:value-type="float" office:value="14586" calcext:value-type="float">
            <text:p>14586</text:p>
          </table:table-cell>
        </table:table-row>
        <table:table-row table:style-name="ro1">
          <table:table-cell office:value-type="float" office:value="52211" calcext:value-type="float">
            <text:p>52211</text:p>
          </table:table-cell>
          <table:table-cell office:value-type="string" calcext:value-type="string">
            <text:p>dict_index.ecl.cpp</text:p>
          </table:table-cell>
          <table:table-cell office:value-type="float" office:value="38139" calcext:value-type="float">
            <text:p>38139</text:p>
          </table:table-cell>
          <table:table-cell office:value-type="string" calcext:value-type="string">
            <text:p>dict_index.ecl.cpp</text:p>
          </table:table-cell>
          <table:table-cell table:formula="of:=[.A6]-[.C6]" office:value-type="float" office:value="14072" calcext:value-type="float">
            <text:p>14072</text:p>
          </table:table-cell>
        </table:table-row>
        <table:table-row table:style-name="ro1">
          <table:table-cell office:value-type="float" office:value="43257" calcext:value-type="float">
            <text:p>43257</text:p>
          </table:table-cell>
          <table:table-cell office:value-type="string" calcext:value-type="string">
            <text:p>issue13588.ecl.cpp</text:p>
          </table:table-cell>
          <table:table-cell office:value-type="float" office:value="31686" calcext:value-type="float">
            <text:p>31686</text:p>
          </table:table-cell>
          <table:table-cell office:value-type="string" calcext:value-type="string">
            <text:p>issue13588.ecl.cpp</text:p>
          </table:table-cell>
          <table:table-cell table:formula="of:=[.A7]-[.C7]" office:value-type="float" office:value="11571" calcext:value-type="float">
            <text:p>11571</text:p>
          </table:table-cell>
        </table:table-row>
        <table:table-row table:style-name="ro1">
          <table:table-cell office:value-type="float" office:value="69466" calcext:value-type="float">
            <text:p>69466</text:p>
          </table:table-cell>
          <table:table-cell office:value-type="string" calcext:value-type="string">
            <text:p>loopall.ecl.cpp</text:p>
          </table:table-cell>
          <table:table-cell office:value-type="float" office:value="58506" calcext:value-type="float">
            <text:p>58506</text:p>
          </table:table-cell>
          <table:table-cell office:value-type="string" calcext:value-type="string">
            <text:p>loopall.ecl.cpp</text:p>
          </table:table-cell>
          <table:table-cell table:formula="of:=[.A8]-[.C8]" office:value-type="float" office:value="10960" calcext:value-type="float">
            <text:p>10960</text:p>
          </table:table-cell>
        </table:table-row>
        <table:table-row table:style-name="ro1">
          <table:table-cell office:value-type="float" office:value="24144" calcext:value-type="float">
            <text:p>24144</text:p>
          </table:table-cell>
          <table:table-cell office:value-type="string" calcext:value-type="string">
            <text:p>dict1.ecl.cpp</text:p>
          </table:table-cell>
          <table:table-cell office:value-type="float" office:value="14664" calcext:value-type="float">
            <text:p>14664</text:p>
          </table:table-cell>
          <table:table-cell office:value-type="string" calcext:value-type="string">
            <text:p>dict1.ecl.cpp</text:p>
          </table:table-cell>
          <table:table-cell table:formula="of:=[.A9]-[.C9]" office:value-type="float" office:value="9480" calcext:value-type="float">
            <text:p>9480</text:p>
          </table:table-cell>
        </table:table-row>
        <table:table-row table:style-name="ro1">
          <table:table-cell office:value-type="float" office:value="18285" calcext:value-type="float">
            <text:p>18285</text:p>
          </table:table-cell>
          <table:table-cell office:value-type="string" calcext:value-type="string">
            <text:p>nest3.ecl.cpp</text:p>
          </table:table-cell>
          <table:table-cell office:value-type="float" office:value="10130" calcext:value-type="float">
            <text:p>10130</text:p>
          </table:table-cell>
          <table:table-cell office:value-type="string" calcext:value-type="string">
            <text:p>nest3.ecl.cpp</text:p>
          </table:table-cell>
          <table:table-cell table:formula="of:=[.A10]-[.C10]"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65506" calcext:value-type="float">
            <text:p>65506</text:p>
          </table:table-cell>
          <table:table-cell office:value-type="string" calcext:value-type="string">
            <text:p>aggsq3seq.ecl.cpp</text:p>
          </table:table-cell>
          <table:table-cell office:value-type="float" office:value="57372" calcext:value-type="float">
            <text:p>57372</text:p>
          </table:table-cell>
          <table:table-cell office:value-type="string" calcext:value-type="string">
            <text:p>aggsq3seq.ecl.cpp</text:p>
          </table:table-cell>
          <table:table-cell table:formula="of:=[.A11]-[.C11]" office:value-type="float" office:value="8134" calcext:value-type="float">
            <text:p>8134</text:p>
          </table:table-cell>
        </table:table-row>
        <table:table-row table:style-name="ro1">
          <table:table-cell office:value-type="float" office:value="16986" calcext:value-type="float">
            <text:p>16986</text:p>
          </table:table-cell>
          <table:table-cell office:value-type="string" calcext:value-type="string">
            <text:p>nest2.ecl.cpp</text:p>
          </table:table-cell>
          <table:table-cell office:value-type="float" office:value="9931" calcext:value-type="float">
            <text:p>9931</text:p>
          </table:table-cell>
          <table:table-cell office:value-type="string" calcext:value-type="string">
            <text:p>nest2.ecl.cpp</text:p>
          </table:table-cell>
          <table:table-cell table:formula="of:=[.A12]-[.C12]" office:value-type="float" office:value="7055" calcext:value-type="float">
            <text:p>7055</text:p>
          </table:table-cell>
        </table:table-row>
        <table:table-row table:style-name="ro1">
          <table:table-cell office:value-type="float" office:value="30823" calcext:value-type="float">
            <text:p>30823</text:p>
          </table:table-cell>
          <table:table-cell office:value-type="string" calcext:value-type="string">
            <text:p>gsoc2.ecl.cpp</text:p>
          </table:table-cell>
          <table:table-cell office:value-type="float" office:value="23901" calcext:value-type="float">
            <text:p>23901</text:p>
          </table:table-cell>
          <table:table-cell office:value-type="string" calcext:value-type="string">
            <text:p>gsoc2.ecl.cpp</text:p>
          </table:table-cell>
          <table:table-cell table:formula="of:=[.A13]-[.C13]" office:value-type="float" office:value="6922" calcext:value-type="float">
            <text:p>6922</text:p>
          </table:table-cell>
        </table:table-row>
        <table:table-row table:style-name="ro1">
          <table:table-cell office:value-type="float" office:value="19007" calcext:value-type="float">
            <text:p>19007</text:p>
          </table:table-cell>
          <table:table-cell office:value-type="string" calcext:value-type="string">
            <text:p>subagg6.ecl.cpp</text:p>
          </table:table-cell>
          <table:table-cell office:value-type="float" office:value="12342" calcext:value-type="float">
            <text:p>12342</text:p>
          </table:table-cell>
          <table:table-cell office:value-type="string" calcext:value-type="string">
            <text:p>subagg6.ecl.cpp</text:p>
          </table:table-cell>
          <table:table-cell table:formula="of:=[.A14]-[.C14]"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34047" calcext:value-type="float">
            <text:p>34047</text:p>
          </table:table-cell>
          <table:table-cell office:value-type="string" calcext:value-type="string">
            <text:p>gsoc3.ecl.cpp</text:p>
          </table:table-cell>
          <table:table-cell office:value-type="float" office:value="27498" calcext:value-type="float">
            <text:p>27498</text:p>
          </table:table-cell>
          <table:table-cell office:value-type="string" calcext:value-type="string">
            <text:p>gsoc3.ecl.cpp</text:p>
          </table:table-cell>
          <table:table-cell table:formula="of:=[.A15]-[.C15]"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32905" calcext:value-type="float">
            <text:p>32905</text:p>
          </table:table-cell>
          <table:table-cell office:value-type="string" calcext:value-type="string">
            <text:p>groupglobal3b.ecl.cpp</text:p>
          </table:table-cell>
          <table:table-cell office:value-type="float" office:value="26569" calcext:value-type="float">
            <text:p>26569</text:p>
          </table:table-cell>
          <table:table-cell office:value-type="string" calcext:value-type="string">
            <text:p>groupglobal3b.ecl.cpp</text:p>
          </table:table-cell>
          <table:table-cell table:formula="of:=[.A16]-[.C16]"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31812" calcext:value-type="float">
            <text:p>31812</text:p>
          </table:table-cell>
          <table:table-cell office:value-type="string" calcext:value-type="string">
            <text:p>aggsq2.ecl.cpp</text:p>
          </table:table-cell>
          <table:table-cell office:value-type="float" office:value="26136" calcext:value-type="float">
            <text:p>26136</text:p>
          </table:table-cell>
          <table:table-cell office:value-type="string" calcext:value-type="string">
            <text:p>aggsq2.ecl.cpp</text:p>
          </table:table-cell>
          <table:table-cell table:formula="of:=[.A17]-[.C17]"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31997" calcext:value-type="float">
            <text:p>31997</text:p>
          </table:table-cell>
          <table:table-cell office:value-type="string" calcext:value-type="string">
            <text:p>aggsq2seq.ecl.cpp</text:p>
          </table:table-cell>
          <table:table-cell office:value-type="float" office:value="26321" calcext:value-type="float">
            <text:p>26321</text:p>
          </table:table-cell>
          <table:table-cell office:value-type="string" calcext:value-type="string">
            <text:p>aggsq2seq.ecl.cpp</text:p>
          </table:table-cell>
          <table:table-cell table:formula="of:=[.A18]-[.C18]"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16282" calcext:value-type="float">
            <text:p>16282</text:p>
          </table:table-cell>
          <table:table-cell office:value-type="string" calcext:value-type="string">
            <text:p>dict16.ecl.cpp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dict16.ecl.cpp</text:p>
          </table:table-cell>
          <table:table-cell table:formula="of:=[.A19]-[.C19]"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string" calcext:value-type="string">
            <text:p>issue13590.ecl.cpp</text:p>
          </table:table-cell>
          <table:table-cell office:value-type="float" office:value="12613" calcext:value-type="float">
            <text:p>12613</text:p>
          </table:table-cell>
          <table:table-cell office:value-type="string" calcext:value-type="string">
            <text:p>issue13590.ecl.cpp</text:p>
          </table:table-cell>
          <table:table-cell table:formula="of:=[.A20]-[.C20]"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27138" calcext:value-type="float">
            <text:p>27138</text:p>
          </table:table-cell>
          <table:table-cell office:value-type="string" calcext:value-type="string">
            <text:p>gsoc5_1.ecl.cpp</text:p>
          </table:table-cell>
          <table:table-cell office:value-type="float" office:value="21763" calcext:value-type="float">
            <text:p>21763</text:p>
          </table:table-cell>
          <table:table-cell office:value-type="string" calcext:value-type="string">
            <text:p>gsoc5_1.ecl.cpp</text:p>
          </table:table-cell>
          <table:table-cell table:formula="of:=[.A21]-[.C21]"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26975" calcext:value-type="float">
            <text:p>26975</text:p>
          </table:table-cell>
          <table:table-cell office:value-type="string" calcext:value-type="string">
            <text:p>gsoc5.ecl.cpp</text:p>
          </table:table-cell>
          <table:table-cell office:value-type="float" office:value="21793" calcext:value-type="float">
            <text:p>21793</text:p>
          </table:table-cell>
          <table:table-cell office:value-type="string" calcext:value-type="string">
            <text:p>gsoc5.ecl.cpp</text:p>
          </table:table-cell>
          <table:table-cell table:formula="of:=[.A22]-[.C22]"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58070" calcext:value-type="float">
            <text:p>58070</text:p>
          </table:table-cell>
          <table:table-cell office:value-type="string" calcext:value-type="string">
            <text:p>aggsq3.ecl.cpp</text:p>
          </table:table-cell>
          <table:table-cell office:value-type="float" office:value="52981" calcext:value-type="float">
            <text:p>52981</text:p>
          </table:table-cell>
          <table:table-cell office:value-type="string" calcext:value-type="string">
            <text:p>aggsq3.ecl.cpp</text:p>
          </table:table-cell>
          <table:table-cell table:formula="of:=[.A23]-[.C23]"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41601" calcext:value-type="float">
            <text:p>41601</text:p>
          </table:table-cell>
          <table:table-cell office:value-type="string" calcext:value-type="string">
            <text:p>aggsq4.ecl.cpp</text:p>
          </table:table-cell>
          <table:table-cell office:value-type="float" office:value="36548" calcext:value-type="float">
            <text:p>36548</text:p>
          </table:table-cell>
          <table:table-cell office:value-type="string" calcext:value-type="string">
            <text:p>aggsq4.ecl.cpp</text:p>
          </table:table-cell>
          <table:table-cell table:formula="of:=[.A24]-[.C24]"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41603" calcext:value-type="float">
            <text:p>41603</text:p>
          </table:table-cell>
          <table:table-cell office:value-type="string" calcext:value-type="string">
            <text:p>aggsq4seq.ecl.cpp</text:p>
          </table:table-cell>
          <table:table-cell office:value-type="float" office:value="36550" calcext:value-type="float">
            <text:p>36550</text:p>
          </table:table-cell>
          <table:table-cell office:value-type="string" calcext:value-type="string">
            <text:p>aggsq4seq.ecl.cpp</text:p>
          </table:table-cell>
          <table:table-cell table:formula="of:=[.A25]-[.C25]"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18821" calcext:value-type="float">
            <text:p>18821</text:p>
          </table:table-cell>
          <table:table-cell office:value-type="string" calcext:value-type="string">
            <text:p>nullif.ecl.cpp</text:p>
          </table:table-cell>
          <table:table-cell office:value-type="float" office:value="14013" calcext:value-type="float">
            <text:p>14013</text:p>
          </table:table-cell>
          <table:table-cell office:value-type="string" calcext:value-type="string">
            <text:p>nullif.ecl.cpp</text:p>
          </table:table-cell>
          <table:table-cell table:formula="of:=[.A26]-[.C26]"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15471" calcext:value-type="float">
            <text:p>15471</text:p>
          </table:table-cell>
          <table:table-cell office:value-type="string" calcext:value-type="string">
            <text:p>looprpn.ecl.cpp</text:p>
          </table:table-cell>
          <table:table-cell office:value-type="float" office:value="10665" calcext:value-type="float">
            <text:p>10665</text:p>
          </table:table-cell>
          <table:table-cell office:value-type="string" calcext:value-type="string">
            <text:p>looprpn.ecl.cpp</text:p>
          </table:table-cell>
          <table:table-cell table:formula="of:=[.A27]-[.C27]" office:value-type="float" office:value="4806" calcext:value-type="float">
            <text:p>4806</text:p>
          </table:table-cell>
        </table:table-row>
        <table:table-row table:style-name="ro1">
          <table:table-cell office:value-type="float" office:value="29472" calcext:value-type="float">
            <text:p>29472</text:p>
          </table:table-cell>
          <table:table-cell office:value-type="string" calcext:value-type="string">
            <text:p>groupglobal3c.ecl.cpp</text:p>
          </table:table-cell>
          <table:table-cell office:value-type="float" office:value="24706" calcext:value-type="float">
            <text:p>24706</text:p>
          </table:table-cell>
          <table:table-cell office:value-type="string" calcext:value-type="string">
            <text:p>groupglobal3c.ecl.cpp</text:p>
          </table:table-cell>
          <table:table-cell table:formula="of:=[.A28]-[.C28]" office:value-type="float" office:value="4766" calcext:value-type="float">
            <text:p>4766</text:p>
          </table:table-cell>
        </table:table-row>
        <table:table-row table:style-name="ro1">
          <table:table-cell office:value-type="float" office:value="25280" calcext:value-type="float">
            <text:p>25280</text:p>
          </table:table-cell>
          <table:table-cell office:value-type="string" calcext:value-type="string">
            <text:p>groupglobal3a.ecl.cpp</text:p>
          </table:table-cell>
          <table:table-cell office:value-type="float" office:value="20710" calcext:value-type="float">
            <text:p>20710</text:p>
          </table:table-cell>
          <table:table-cell office:value-type="string" calcext:value-type="string">
            <text:p>groupglobal3a.ecl.cpp</text:p>
          </table:table-cell>
          <table:table-cell table:formula="of:=[.A29]-[.C29]"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17588" calcext:value-type="float">
            <text:p>17588</text:p>
          </table:table-cell>
          <table:table-cell office:value-type="string" calcext:value-type="string">
            <text:p>rollup4.ecl.cpp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rollup4.ecl.cpp</text:p>
          </table:table-cell>
          <table:table-cell table:formula="of:=[.A30]-[.C30]"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string" calcext:value-type="string">
            <text:p>rollupgroup.ecl.cpp</text:p>
          </table:table-cell>
          <table:table-cell office:value-type="float" office:value="29869" calcext:value-type="float">
            <text:p>29869</text:p>
          </table:table-cell>
          <table:table-cell office:value-type="string" calcext:value-type="string">
            <text:p>rollupgroup.ecl.cpp</text:p>
          </table:table-cell>
          <table:table-cell table:formula="of:=[.A31]-[.C31]"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30348" calcext:value-type="float">
            <text:p>30348</text:p>
          </table:table-cell>
          <table:table-cell office:value-type="string" calcext:value-type="string">
            <text:p>gsoc4.ecl.cpp</text:p>
          </table:table-cell>
          <table:table-cell office:value-type="float" office:value="26238" calcext:value-type="float">
            <text:p>26238</text:p>
          </table:table-cell>
          <table:table-cell office:value-type="string" calcext:value-type="string">
            <text:p>gsoc4.ecl.cpp</text:p>
          </table:table-cell>
          <table:table-cell table:formula="of:=[.A32]-[.C32]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20897" calcext:value-type="float">
            <text:p>20897</text:p>
          </table:table-cell>
          <table:table-cell office:value-type="string" calcext:value-type="string">
            <text:p>pat11.ecl.cpp</text:p>
          </table:table-cell>
          <table:table-cell office:value-type="float" office:value="16953" calcext:value-type="float">
            <text:p>16953</text:p>
          </table:table-cell>
          <table:table-cell office:value-type="string" calcext:value-type="string">
            <text:p>pat11.ecl.cpp</text:p>
          </table:table-cell>
          <table:table-cell table:formula="of:=[.A33]-[.C33]"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40887" calcext:value-type="float">
            <text:p>40887</text:p>
          </table:table-cell>
          <table:table-cell office:value-type="string" calcext:value-type="string">
            <text:p>sort3.ecl.cpp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sort3.ecl.cpp</text:p>
          </table:table-cell>
          <table:table-cell table:formula="of:=[.A34]-[.C34]"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19657" calcext:value-type="float">
            <text:p>19657</text:p>
          </table:table-cell>
          <table:table-cell office:value-type="string" calcext:value-type="string">
            <text:p>childds1.ecl.cpp</text:p>
          </table:table-cell>
          <table:table-cell office:value-type="float" office:value="15808" calcext:value-type="float">
            <text:p>15808</text:p>
          </table:table-cell>
          <table:table-cell office:value-type="string" calcext:value-type="string">
            <text:p>childds1.ecl.cpp</text:p>
          </table:table-cell>
          <table:table-cell table:formula="of:=[.A35]-[.C35]"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19029" calcext:value-type="float">
            <text:p>19029</text:p>
          </table:table-cell>
          <table:table-cell office:value-type="string" calcext:value-type="string">
            <text:p>childds2.ecl.cpp</text:p>
          </table:table-cell>
          <table:table-cell office:value-type="float" office:value="15180" calcext:value-type="float">
            <text:p>15180</text:p>
          </table:table-cell>
          <table:table-cell office:value-type="string" calcext:value-type="string">
            <text:p>childds2.ecl.cpp</text:p>
          </table:table-cell>
          <table:table-cell table:formula="of:=[.A36]-[.C36]"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17605" calcext:value-type="float">
            <text:p>17605</text:p>
          </table:table-cell>
          <table:table-cell office:value-type="string" calcext:value-type="string">
            <text:p>dict17.ecl.cpp</text:p>
          </table:table-cell>
          <table:table-cell office:value-type="float" office:value="14423" calcext:value-type="float">
            <text:p>14423</text:p>
          </table:table-cell>
          <table:table-cell office:value-type="string" calcext:value-type="string">
            <text:p>dict17.ecl.cpp</text:p>
          </table:table-cell>
          <table:table-cell table:formula="of:=[.A37]-[.C37]"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16173" calcext:value-type="float">
            <text:p>16173</text:p>
          </table:table-cell>
          <table:table-cell office:value-type="string" calcext:value-type="string">
            <text:p>dataset_transform_inline.</text:p>
          </table:table-cell>
          <table:table-cell office:value-type="float" office:value="13062" calcext:value-type="float">
            <text:p>13062</text:p>
          </table:table-cell>
          <table:table-cell office:value-type="string" calcext:value-type="string">
            <text:p>dataset_transform_inline.</text:p>
          </table:table-cell>
          <table:table-cell table:formula="of:=[.A38]-[.C38]"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17886" calcext:value-type="float">
            <text:p>17886</text:p>
          </table:table-cell>
          <table:table-cell office:value-type="string" calcext:value-type="string">
            <text:p>graphrpn.ecl.cpp</text:p>
          </table:table-cell>
          <table:table-cell office:value-type="float" office:value="14848" calcext:value-type="float">
            <text:p>14848</text:p>
          </table:table-cell>
          <table:table-cell office:value-type="string" calcext:value-type="string">
            <text:p>graphrpn.ecl.cpp</text:p>
          </table:table-cell>
          <table:table-cell table:formula="of:=[.A39]-[.C39]"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string" calcext:value-type="string">
            <text:p>apply3.ecl.cpp</text:p>
          </table:table-cell>
          <table:table-cell office:value-type="float" office:value="12445" calcext:value-type="float">
            <text:p>12445</text:p>
          </table:table-cell>
          <table:table-cell office:value-type="string" calcext:value-type="string">
            <text:p>apply3.ecl.cpp</text:p>
          </table:table-cell>
          <table:table-cell table:formula="of:=[.A40]-[.C40]"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7271" calcext:value-type="float">
            <text:p>27271</text:p>
          </table:table-cell>
          <table:table-cell office:value-type="string" calcext:value-type="string">
            <text:p>gsoc6.ecl.cpp</text:p>
          </table:table-cell>
          <table:table-cell office:value-type="float" office:value="24406" calcext:value-type="float">
            <text:p>24406</text:p>
          </table:table-cell>
          <table:table-cell office:value-type="string" calcext:value-type="string">
            <text:p>gsoc6.ecl.cpp</text:p>
          </table:table-cell>
          <table:table-cell table:formula="of:=[.A41]-[.C41]"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42587" calcext:value-type="float">
            <text:p>42587</text:p>
          </table:table-cell>
          <table:table-cell office:value-type="string" calcext:value-type="string">
            <text:p>cppdataset.ecl.cpp</text:p>
          </table:table-cell>
          <table:table-cell office:value-type="float" office:value="39790" calcext:value-type="float">
            <text:p>39790</text:p>
          </table:table-cell>
          <table:table-cell office:value-type="string" calcext:value-type="string">
            <text:p>cppdataset.ecl.cpp</text:p>
          </table:table-cell>
          <table:table-cell table:formula="of:=[.A42]-[.C42]"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2907" calcext:value-type="float">
            <text:p>22907</text:p>
          </table:table-cell>
          <table:table-cell office:value-type="string" calcext:value-type="string">
            <text:p>groupglobal2b.ecl.cpp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groupglobal2b.ecl.cpp</text:p>
          </table:table-cell>
          <table:table-cell table:formula="of:=[.A43]-[.C43]"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21755" calcext:value-type="float">
            <text:p>21755</text:p>
          </table:table-cell>
          <table:table-cell office:value-type="string" calcext:value-type="string">
            <text:p>groupglobal2c.ecl.cpp</text:p>
          </table:table-cell>
          <table:table-cell office:value-type="float" office:value="19078" calcext:value-type="float">
            <text:p>19078</text:p>
          </table:table-cell>
          <table:table-cell office:value-type="string" calcext:value-type="string">
            <text:p>groupglobal2c.ecl.cpp</text:p>
          </table:table-cell>
          <table:table-cell table:formula="of:=[.A44]-[.C44]"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30349" calcext:value-type="float">
            <text:p>30349</text:p>
          </table:table-cell>
          <table:table-cell office:value-type="string" calcext:value-type="string">
            <text:p>aggsq1.ecl.cpp</text:p>
          </table:table-cell>
          <table:table-cell office:value-type="float" office:value="27800" calcext:value-type="float">
            <text:p>27800</text:p>
          </table:table-cell>
          <table:table-cell office:value-type="string" calcext:value-type="string">
            <text:p>aggsq1.ecl.cpp</text:p>
          </table:table-cell>
          <table:table-cell table:formula="of:=[.A45]-[.C45]"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48704" calcext:value-type="float">
            <text:p>48704</text:p>
          </table:table-cell>
          <table:table-cell office:value-type="string" calcext:value-type="string">
            <text:p>topn.ecl.cpp</text:p>
          </table:table-cell>
          <table:table-cell office:value-type="float" office:value="46222" calcext:value-type="float">
            <text:p>46222</text:p>
          </table:table-cell>
          <table:table-cell office:value-type="string" calcext:value-type="string">
            <text:p>topn.ecl.cpp</text:p>
          </table:table-cell>
          <table:table-cell table:formula="of:=[.A46]-[.C46]"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string" calcext:value-type="string">
            <text:p>groupglobal2a.ecl.cpp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groupglobal2a.ecl.cpp</text:p>
          </table:table-cell>
          <table:table-cell table:formula="of:=[.A47]-[.C47]"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16674" calcext:value-type="float">
            <text:p>16674</text:p>
          </table:table-cell>
          <table:table-cell office:value-type="string" calcext:value-type="string">
            <text:p>dict_indep.ecl.cpp</text:p>
          </table:table-cell>
          <table:table-cell office:value-type="float" office:value="14341" calcext:value-type="float">
            <text:p>14341</text:p>
          </table:table-cell>
          <table:table-cell office:value-type="string" calcext:value-type="string">
            <text:p>dict_indep.ecl.cpp</text:p>
          </table:table-cell>
          <table:table-cell table:formula="of:=[.A48]-[.C48]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6269" calcext:value-type="float">
            <text:p>26269</text:p>
          </table:table-cell>
          <table:table-cell office:value-type="string" calcext:value-type="string">
            <text:p>graphrpn2.ecl.cpp</text:p>
          </table:table-cell>
          <table:table-cell office:value-type="float" office:value="23974" calcext:value-type="float">
            <text:p>23974</text:p>
          </table:table-cell>
          <table:table-cell office:value-type="string" calcext:value-type="string">
            <text:p>graphrpn2.ecl.cpp</text:p>
          </table:table-cell>
          <table:table-cell table:formula="of:=[.A49]-[.C49]"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26054" calcext:value-type="float">
            <text:p>26054</text:p>
          </table:table-cell>
          <table:table-cell office:value-type="string" calcext:value-type="string">
            <text:p>graphrpn3.ecl.cpp</text:p>
          </table:table-cell>
          <table:table-cell office:value-type="float" office:value="23759" calcext:value-type="float">
            <text:p>23759</text:p>
          </table:table-cell>
          <table:table-cell office:value-type="string" calcext:value-type="string">
            <text:p>graphrpn3.ecl.cpp</text:p>
          </table:table-cell>
          <table:table-cell table:formula="of:=[.A50]-[.C50]"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string" calcext:value-type="string">
            <text:p>childds7b.ecl.cpp</text:p>
          </table:table-cell>
          <table:table-cell office:value-type="float" office:value="15692" calcext:value-type="float">
            <text:p>15692</text:p>
          </table:table-cell>
          <table:table-cell office:value-type="string" calcext:value-type="string">
            <text:p>childds7b.ecl.cpp</text:p>
          </table:table-cell>
          <table:table-cell table:formula="of:=[.A51]-[.C51]"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string" calcext:value-type="string">
            <text:p>prefixjoin2.ecl.cpp</text:p>
          </table:table-cell>
          <table:table-cell office:value-type="float" office:value="12404" calcext:value-type="float">
            <text:p>12404</text:p>
          </table:table-cell>
          <table:table-cell office:value-type="string" calcext:value-type="string">
            <text:p>prefixjoin2.ecl.cpp</text:p>
          </table:table-cell>
          <table:table-cell table:formula="of:=[.A52]-[.C52]"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chooseds3.ecl.cpp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chooseds3.ecl.cpp</text:p>
          </table:table-cell>
          <table:table-cell table:formula="of:=[.A53]-[.C53]"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sqregress.ecl.cpp</text:p>
          </table:table-cell>
          <table:table-cell office:value-type="float" office:value="10953" calcext:value-type="float">
            <text:p>10953</text:p>
          </table:table-cell>
          <table:table-cell office:value-type="string" calcext:value-type="string">
            <text:p>sqregress.ecl.cpp</text:p>
          </table:table-cell>
          <table:table-cell table:formula="of:=[.A54]-[.C54]"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10278" calcext:value-type="float">
            <text:p>10278</text:p>
          </table:table-cell>
          <table:table-cell office:value-type="string" calcext:value-type="string">
            <text:p>chooseds5.ecl.cpp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chooseds5.ecl.cpp</text:p>
          </table:table-cell>
          <table:table-cell table:formula="of:=[.A55]-[.C55]"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35373" calcext:value-type="float">
            <text:p>35373</text:p>
          </table:table-cell>
          <table:table-cell office:value-type="string" calcext:value-type="string">
            <text:p>child_dict_stored.ecl.cpp</text:p>
          </table:table-cell>
          <table:table-cell office:value-type="float" office:value="33233" calcext:value-type="float">
            <text:p>33233</text:p>
          </table:table-cell>
          <table:table-cell office:value-type="string" calcext:value-type="string">
            <text:p>child_dict_stored.ecl.cpp</text:p>
          </table:table-cell>
          <table:table-cell table:formula="of:=[.A56]-[.C56]"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8059" calcext:value-type="float">
            <text:p>18059</text:p>
          </table:table-cell>
          <table:table-cell office:value-type="string" calcext:value-type="string">
            <text:p>dict_dsout.ecl.cpp</text:p>
          </table:table-cell>
          <table:table-cell office:value-type="float" office:value="15973" calcext:value-type="float">
            <text:p>15973</text:p>
          </table:table-cell>
          <table:table-cell office:value-type="string" calcext:value-type="string">
            <text:p>dict_dsout.ecl.cpp</text:p>
          </table:table-cell>
          <table:table-cell table:formula="of:=[.A57]-[.C57]"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denormalize.ecl.cpp</text:p>
          </table:table-cell>
          <table:table-cell office:value-type="float" office:value="11152" calcext:value-type="float">
            <text:p>11152</text:p>
          </table:table-cell>
          <table:table-cell office:value-type="string" calcext:value-type="string">
            <text:p>denormalize.ecl.cpp</text:p>
          </table:table-cell>
          <table:table-cell table:formula="of:=[.A58]-[.C58]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string" calcext:value-type="string">
            <text:p>loopthor.ecl.cpp</text:p>
          </table:table-cell>
          <table:table-cell office:value-type="float" office:value="13373" calcext:value-type="float">
            <text:p>13373</text:p>
          </table:table-cell>
          <table:table-cell office:value-type="string" calcext:value-type="string">
            <text:p>loopthor.ecl.cpp</text:p>
          </table:table-cell>
          <table:table-cell table:formula="of:=[.A59]-[.C59]"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8203" calcext:value-type="float">
            <text:p>18203</text:p>
          </table:table-cell>
          <table:table-cell office:value-type="string" calcext:value-type="string">
            <text:p>groupchild.ecl.cpp</text:p>
          </table:table-cell>
          <table:table-cell office:value-type="float" office:value="16322" calcext:value-type="float">
            <text:p>16322</text:p>
          </table:table-cell>
          <table:table-cell office:value-type="string" calcext:value-type="string">
            <text:p>groupchild.ecl.cpp</text:p>
          </table:table-cell>
          <table:table-cell table:formula="of:=[.A60]-[.C60]"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4712" calcext:value-type="float">
            <text:p>14712</text:p>
          </table:table-cell>
          <table:table-cell office:value-type="string" calcext:value-type="string">
            <text:p>childds1err.ecl.cpp</text:p>
          </table:table-cell>
          <table:table-cell office:value-type="float" office:value="12912" calcext:value-type="float">
            <text:p>12912</text:p>
          </table:table-cell>
          <table:table-cell office:value-type="string" calcext:value-type="string">
            <text:p>childds1err.ecl.cpp</text:p>
          </table:table-cell>
          <table:table-cell table:formula="of:=[.A61]-[.C61]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36301" calcext:value-type="float">
            <text:p>36301</text:p>
          </table:table-cell>
          <table:table-cell office:value-type="string" calcext:value-type="string">
            <text:p>combinegroup.ecl.cpp</text:p>
          </table:table-cell>
          <table:table-cell office:value-type="float" office:value="34517" calcext:value-type="float">
            <text:p>34517</text:p>
          </table:table-cell>
          <table:table-cell office:value-type="string" calcext:value-type="string">
            <text:p>combinegroup.ecl.cpp</text:p>
          </table:table-cell>
          <table:table-cell table:formula="of:=[.A62]-[.C62]"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1467" calcext:value-type="float">
            <text:p>21467</text:p>
          </table:table-cell>
          <table:table-cell office:value-type="string" calcext:value-type="string">
            <text:p>childqdep.ecl.cpp</text:p>
          </table:table-cell>
          <table:table-cell office:value-type="float" office:value="19801" calcext:value-type="float">
            <text:p>19801</text:p>
          </table:table-cell>
          <table:table-cell office:value-type="string" calcext:value-type="string">
            <text:p>childqdep.ecl.cpp</text:p>
          </table:table-cell>
          <table:table-cell table:formula="of:=[.A63]-[.C63]"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23379" calcext:value-type="float">
            <text:p>23379</text:p>
          </table:table-cell>
          <table:table-cell office:value-type="string" calcext:value-type="string">
            <text:p>childds5.ecl.cpp</text:p>
          </table:table-cell>
          <table:table-cell office:value-type="float" office:value="21729" calcext:value-type="float">
            <text:p>21729</text:p>
          </table:table-cell>
          <table:table-cell office:value-type="string" calcext:value-type="string">
            <text:p>childds5.ecl.cpp</text:p>
          </table:table-cell>
          <table:table-cell table:formula="of:=[.A64]-[.C64]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string" calcext:value-type="string">
            <text:p>childds6.ecl.cpp</text:p>
          </table:table-cell>
          <table:table-cell office:value-type="float" office:value="23270" calcext:value-type="float">
            <text:p>23270</text:p>
          </table:table-cell>
          <table:table-cell office:value-type="string" calcext:value-type="string">
            <text:p>childds6.ecl.cpp</text:p>
          </table:table-cell>
          <table:table-cell table:formula="of:=[.A65]-[.C65]"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9503" calcext:value-type="float">
            <text:p>19503</text:p>
          </table:table-cell>
          <table:table-cell office:value-type="string" calcext:value-type="string">
            <text:p>childds3.ecl.cpp</text:p>
          </table:table-cell>
          <table:table-cell office:value-type="float" office:value="17864" calcext:value-type="float">
            <text:p>17864</text:p>
          </table:table-cell>
          <table:table-cell office:value-type="string" calcext:value-type="string">
            <text:p>childds3.ecl.cpp</text:p>
          </table:table-cell>
          <table:table-cell table:formula="of:=[.A66]-[.C66]"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21277" calcext:value-type="float">
            <text:p>21277</text:p>
          </table:table-cell>
          <table:table-cell office:value-type="string" calcext:value-type="string">
            <text:p>childds4.ecl.cpp</text:p>
          </table:table-cell>
          <table:table-cell office:value-type="float" office:value="19638" calcext:value-type="float">
            <text:p>19638</text:p>
          </table:table-cell>
          <table:table-cell office:value-type="string" calcext:value-type="string">
            <text:p>childds4.ecl.cpp</text:p>
          </table:table-cell>
          <table:table-cell table:formula="of:=[.A67]-[.C67]"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string" calcext:value-type="string">
            <text:p>childds7.ecl.cpp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childds7.ecl.cpp</text:p>
          </table:table-cell>
          <table:table-cell table:formula="of:=[.A68]-[.C68]"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2882" calcext:value-type="float">
            <text:p>12882</text:p>
          </table:table-cell>
          <table:table-cell office:value-type="string" calcext:value-type="string">
            <text:p>combinechild.ecl.cpp</text:p>
          </table:table-cell>
          <table:table-cell office:value-type="float" office:value="11247" calcext:value-type="float">
            <text:p>11247</text:p>
          </table:table-cell>
          <table:table-cell office:value-type="string" calcext:value-type="string">
            <text:p>combinechild.ecl.cpp</text:p>
          </table:table-cell>
          <table:table-cell table:formula="of:=[.A69]-[.C69]"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26076" calcext:value-type="float">
            <text:p>26076</text:p>
          </table:table-cell>
          <table:table-cell office:value-type="string" calcext:value-type="string">
            <text:p>library5.ecl.cpp</text:p>
          </table:table-cell>
          <table:table-cell office:value-type="float" office:value="24467" calcext:value-type="float">
            <text:p>24467</text:p>
          </table:table-cell>
          <table:table-cell office:value-type="string" calcext:value-type="string">
            <text:p>library5.ecl.cpp</text:p>
          </table:table-cell>
          <table:table-cell table:formula="of:=[.A70]-[.C70]"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29583" calcext:value-type="float">
            <text:p>29583</text:p>
          </table:table-cell>
          <table:table-cell office:value-type="string" calcext:value-type="string">
            <text:p>aggsq1seq.ecl.cpp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aggsq1seq.ecl.cpp</text:p>
          </table:table-cell>
          <table:table-cell table:formula="of:=[.A71]-[.C71]"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2989" calcext:value-type="float">
            <text:p>22989</text:p>
          </table:table-cell>
          <table:table-cell office:value-type="string" calcext:value-type="string">
            <text:p>subassign.ecl.cpp</text:p>
          </table:table-cell>
          <table:table-cell office:value-type="float" office:value="21493" calcext:value-type="float">
            <text:p>21493</text:p>
          </table:table-cell>
          <table:table-cell office:value-type="string" calcext:value-type="string">
            <text:p>subassign.ecl.cpp</text:p>
          </table:table-cell>
          <table:table-cell table:formula="of:=[.A72]-[.C72]"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20648" calcext:value-type="float">
            <text:p>20648</text:p>
          </table:table-cell>
          <table:table-cell office:value-type="string" calcext:value-type="string">
            <text:p>nastychild.ecl.cpp</text:p>
          </table:table-cell>
          <table:table-cell office:value-type="float" office:value="19248" calcext:value-type="float">
            <text:p>19248</text:p>
          </table:table-cell>
          <table:table-cell office:value-type="string" calcext:value-type="string">
            <text:p>nastychild.ecl.cpp</text:p>
          </table:table-cell>
          <table:table-cell table:formula="of:=[.A73]-[.C73]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0955" calcext:value-type="float">
            <text:p>10955</text:p>
          </table:table-cell>
          <table:table-cell office:value-type="string" calcext:value-type="string">
            <text:p>dict11.ecl.cpp</text:p>
          </table:table-cell>
          <table:table-cell office:value-type="float" office:value="9797" calcext:value-type="float">
            <text:p>9797</text:p>
          </table:table-cell>
          <table:table-cell office:value-type="string" calcext:value-type="string">
            <text:p>dict11.ecl.cpp</text:p>
          </table:table-cell>
          <table:table-cell table:formula="of:=[.A74]-[.C74]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string" calcext:value-type="string">
            <text:p>fromjson3.ecl.cpp</text:p>
          </table:table-cell>
          <table:table-cell office:value-type="float" office:value="6192" calcext:value-type="float">
            <text:p>6192</text:p>
          </table:table-cell>
          <table:table-cell office:value-type="string" calcext:value-type="string">
            <text:p>fromjson3.ecl.cpp</text:p>
          </table:table-cell>
          <table:table-cell table:formula="of:=[.A75]-[.C75]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string" calcext:value-type="string">
            <text:p>fromxml3.ecl.cpp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fromxml3.ecl.cpp</text:p>
          </table:table-cell>
          <table:table-cell table:formula="of:=[.A76]-[.C76]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53715" calcext:value-type="float">
            <text:p>53715</text:p>
          </table:table-cell>
          <table:table-cell office:value-type="string" calcext:value-type="string">
            <text:p>Customer.ecl.cpp</text:p>
          </table:table-cell>
          <table:table-cell office:value-type="float" office:value="52655" calcext:value-type="float">
            <text:p>52655</text:p>
          </table:table-cell>
          <table:table-cell office:value-type="string" calcext:value-type="string">
            <text:p>Customer.ecl.cpp</text:p>
          </table:table-cell>
          <table:table-cell table:formula="of:=[.A77]-[.C77]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choosends.ecl.cpp</text:p>
          </table:table-cell>
          <table:table-cell office:value-type="float" office:value="7857" calcext:value-type="float">
            <text:p>7857</text:p>
          </table:table-cell>
          <table:table-cell office:value-type="string" calcext:value-type="string">
            <text:p>choosends.ecl.cpp</text:p>
          </table:table-cell>
          <table:table-cell table:formula="of:=[.A78]-[.C78]"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22820" calcext:value-type="float">
            <text:p>22820</text:p>
          </table:table-cell>
          <table:table-cell office:value-type="string" calcext:value-type="string">
            <text:p>gsoc1.ecl.cpp</text:p>
          </table:table-cell>
          <table:table-cell office:value-type="float" office:value="22421" calcext:value-type="float">
            <text:p>22421</text:p>
          </table:table-cell>
          <table:table-cell office:value-type="string" calcext:value-type="string">
            <text:p>gsoc1.ecl.cpp</text:p>
          </table:table-cell>
          <table:table-cell table:formula="of:=[.A79]-[.C79]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1657" calcext:value-type="float">
            <text:p>11657</text:p>
          </table:table-cell>
          <table:table-cell office:value-type="string" calcext:value-type="string">
            <text:p>fromjson2.ecl.cpp</text:p>
          </table:table-cell>
          <table:table-cell office:value-type="float" office:value="11751" calcext:value-type="float">
            <text:p>11751</text:p>
          </table:table-cell>
          <table:table-cell office:value-type="string" calcext:value-type="string">
            <text:p>fromjson2.ecl.cpp</text:p>
          </table:table-cell>
          <table:table-cell table:formula="of:=[.A80]-[.C80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1649" calcext:value-type="float">
            <text:p>11649</text:p>
          </table:table-cell>
          <table:table-cell office:value-type="string" calcext:value-type="string">
            <text:p>fromjson4.ecl.cpp</text:p>
          </table:table-cell>
          <table:table-cell office:value-type="float" office:value="11743" calcext:value-type="float">
            <text:p>11743</text:p>
          </table:table-cell>
          <table:table-cell office:value-type="string" calcext:value-type="string">
            <text:p>fromjson4.ecl.cpp</text:p>
          </table:table-cell>
          <table:table-cell table:formula="of:=[.A81]-[.C81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string" calcext:value-type="string">
            <text:p>fromxml2.ecl.cpp</text:p>
          </table:table-cell>
          <table:table-cell office:value-type="float" office:value="11776" calcext:value-type="float">
            <text:p>11776</text:p>
          </table:table-cell>
          <table:table-cell office:value-type="string" calcext:value-type="string">
            <text:p>fromxml2.ecl.cpp</text:p>
          </table:table-cell>
          <table:table-cell table:formula="of:=[.A82]-[.C82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1674" calcext:value-type="float">
            <text:p>11674</text:p>
          </table:table-cell>
          <table:table-cell office:value-type="string" calcext:value-type="string">
            <text:p>fromxml4.ecl.cpp</text:p>
          </table:table-cell>
          <table:table-cell office:value-type="float" office:value="11768" calcext:value-type="float">
            <text:p>11768</text:p>
          </table:table-cell>
          <table:table-cell office:value-type="string" calcext:value-type="string">
            <text:p>fromxml4.ecl.cpp</text:p>
          </table:table-cell>
          <table:table-cell table:formula="of:=[.A83]-[.C83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string" calcext:value-type="string">
            <text:p>groupglobal1a.ecl.cpp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groupglobal1a.ecl.cpp</text:p>
          </table:table-cell>
          <table:table-cell table:formula="of:=[.A84]-[.C84]" office:value-type="float" office:value="-171" calcext:value-type="float">
            <text:p>-171</text:p>
          </table:table-cell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_2.A1:Sheet1_2.E10485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3:57:53.492126206</meta:creation-date>
    <dc:date>2015-06-29T18:00:04.353640115</dc:date>
    <meta:editing-duration>PT3H39M14S</meta:editing-duration>
    <meta:editing-cycles>1</meta:editing-cycles>
    <meta:document-statistic meta:table-count="2" meta:cell-count="420" meta:object-count="0"/>
    <meta:generator>LibreOffice/4.2.8.2$Linux_X86_64 LibreOffice_project/420m0$Build-2</meta:generator>
  </office:meta>
</office:document-meta>
</file>